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5.1992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Unique Tags</text:p>
          </table:table-cell>
          <table:table-cell table:style-name="ce5" office:value-type="string" calcext:value-type="string">
            <text:p>Cou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nar</text:p>
          </table:table-cell>
          <table:table-cell table:formula="of:=COUNTIF([$Review.$E$2:.$L$99];[.A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cupancy Grid</text:p>
          </table:table-cell>
          <table:table-cell table:formula="of:=COUNTIF([$Review.$E$2:.$L$99];[.A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dware Manual</text:p>
          </table:table-cell>
          <table:table-cell table:formula="of:=COUNTIF([$Review.$E$2:.$L$99];[.A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ification</text:p>
          </table:table-cell>
          <table:table-cell table:formula="of:=COUNTIF([$Review.$E$2:.$L$99];[.A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lab</text:p>
          </table:table-cell>
          <table:table-cell table:formula="of:=COUNTIF([$Review.$E$2:.$L$99];[.A6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g Sonar</text:p>
          </table:table-cell>
          <table:table-cell table:formula="of:=COUNTIF([$Review.$E$2:.$L$99];[.A7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babilistic</text:p>
          </table:table-cell>
          <table:table-cell table:formula="of:=COUNTIF([$Review.$E$2:.$L$99];[.A8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gramming Manual</text:p>
          </table:table-cell>
          <table:table-cell table:formula="of:=COUNTIF([$Review.$E$2:.$L$99];[.A9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peller 2</text:p>
          </table:table-cell>
          <table:table-cell table:formula="of:=COUNTIF([$Review.$E$2:.$L$99];[.A10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ard</text:p>
          </table:table-cell>
          <table:table-cell table:formula="of:=COUNTIF([$Review.$E$2:.$L$99];[.A11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ssage Spec</text:p>
          </table:table-cell>
          <table:table-cell table:formula="of:=COUNTIF([$Review.$E$2:.$L$99];[.A12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ave</text:p>
          </table:table-cell>
          <table:table-cell table:formula="of:=COUNTIF([$Review.$E$2:.$L$99];[.A13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viz</text:p>
          </table:table-cell>
          <table:table-cell table:formula="of:=COUNTIF([$Review.$E$2:.$L$99];[.A1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nsor Modeling</text:p>
          </table:table-cell>
          <table:table-cell table:formula="of:=COUNTIF([$Review.$E$2:.$L$99];[.A15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nar Principles</text:p>
          </table:table-cell>
          <table:table-cell table:formula="of:=COUNTIF([$Review.$E$2:.$L$99];[.A16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n</text:p>
          </table:table-cell>
          <table:table-cell table:formula="of:=COUNTIF([$Review.$E$2:.$L$99];[.A17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mmary</text:p>
          </table:table-cell>
          <table:table-cell table:formula="of:=COUNTIF([$Review.$E$2:.$L$99];[.A18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pplications</text:p>
          </table:table-cell>
          <table:table-cell table:formula="of:=COUNTIF([$Review.$E$2:.$L$99];[.A19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m Pattern</text:p>
          </table:table-cell>
          <table:table-cell table:formula="of:=COUNTIF([$Review.$E$2:.$L$99];[.A2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 Objects</text:p>
          </table:table-cell>
          <table:table-cell table:formula="of:=COUNTIF([$Review.$E$2:.$L$99];[.A21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C-SR04 Sonar</text:p>
          </table:table-cell>
          <table:table-cell table:formula="of:=COUNTIF([$Review.$E$2:.$L$99];[.A2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alization</text:p>
          </table:table-cell>
          <table:table-cell table:formula="of:=COUNTIF([$Review.$E$2:.$L$99];[.A23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pping</text:p>
          </table:table-cell>
          <table:table-cell table:formula="of:=COUNTIF([$Review.$E$2:.$L$99];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tion Model</text:p>
          </table:table-cell>
          <table:table-cell table:formula="of:=COUNTIF([$Review.$E$2:.$L$99];[.A25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duct Guide</text:p>
          </table:table-cell>
          <table:table-cell table:formula="of:=COUNTIF([$Review.$E$2:.$L$99];[.A26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ulink</text:p>
          </table:table-cell>
          <table:table-cell table:formula="of:=COUNTIF([$Review.$E$2:.$L$99];[.A2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ing</text:p>
          </table:table-cell>
          <table:table-cell table:formula="of:=COUNTIF([$Review.$E$2:.$L$99];[.A2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torial</text:p>
          </table:table-cell>
          <table:table-cell table:formula="of:=COUNTIF([$Review.$E$2:.$L$99];[.A29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 Guide</text:p>
          </table:table-cell>
          <table:table-cell table:formula="of:=COUNTIF([$Review.$E$2:.$L$99];[.A30])" office:value-type="float" office:value="1" calcext:value-type="float">
            <text:p>1</text:p>
          </table:table-cell>
          <table:table-cell table:number-columns-repeated="14"/>
        </table:table-row>
      </table:table>
      <table:table table:name="Review" table:style-name="ta1">
        <table:table-column table:style-name="co7" table:default-cell-style-name="Default"/>
        <table:table-column table:style-name="co8" table:default-cell-style-name="ce7"/>
        <table:table-column table:style-name="co9" table:number-columns-repeated="2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style-name="ce5" office:value-type="string" calcext:value-type="string">
            <text:p>Status</text:p>
          </table:table-cell>
          <table:table-cell table:style-name="ce6" office:value-type="string" calcext:value-type="string">
            <text:p>Literature</text:p>
          </table:table-cell>
          <table:table-cell table:style-name="ce8" office:value-type="string" calcext:value-type="string">
            <text:p>Brief Description</text:p>
          </table:table-cell>
          <table:table-cell table:style-name="ce8" office:value-type="string" calcext:value-type="string">
            <text:p>Comments</text:p>
          </table:table-cell>
          <table:table-cell table:style-name="ce5" office:value-type="string" calcext:value-type="string">
            <text:p>Tag 1</text:p>
          </table:table-cell>
          <table:table-cell table:style-name="ce5" office:value-type="string" calcext:value-type="string">
            <text:p>Tag 2</text:p>
          </table:table-cell>
          <table:table-cell table:style-name="ce5" office:value-type="string" calcext:value-type="string">
            <text:p>Tag 3</text:p>
          </table:table-cell>
          <table:table-cell table:style-name="ce5" office:value-type="string" calcext:value-type="string">
            <text:p>Tag 4</text:p>
          </table:table-cell>
          <table:table-cell table:style-name="ce5" office:value-type="string" calcext:value-type="string">
            <text:p>Tag 5</text:p>
          </table:table-cell>
          <table:table-cell table:style-name="ce5" office:value-type="string" calcext:value-type="string">
            <text:p>Tag 6</text:p>
          </table:table-cell>
          <table:table-cell table:style-name="ce5" office:value-type="string" calcext:value-type="string">
            <text:p>Tag 7</text:p>
          </table:table-cell>
          <table:table-cell table:style-name="ce5" office:value-type="string" calcext:value-type="string">
            <text:p>Tag 8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Detect-Distance</text:p>
          </table:table-cell>
          <table:table-cell office:value-type="string" calcext:value-type="string">
            <text:p>User guide on integrating Ping Sensor into BoeBot Basic Code.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User Gu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Sensor-Product-G</text:p>
          </table:table-cell>
          <table:table-cell office:value-type="string" calcext:value-type="string">
            <text:p>Product Guide on integrating Ping Sensor into Propeller Code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Product Guide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Beam Pattern</text:p>
          </table:table-cell>
          <table:table-cell office:value-type="string" calcext:value-type="string">
            <text:p>Sonar Princip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64029-P2-Edge-Breakout-Board-Guide-20230301</text:p>
          </table:table-cell>
          <table:table-cell office:value-type="string" calcext:value-type="string">
            <text:p>Hardware manual for Edge Breakout Board</text:p>
          </table:table-cell>
          <table:table-cell/>
          <table:table-cell office:value-type="string" calcext:value-type="string">
            <text:p>Hardware Manual</text:p>
          </table:table-cell>
          <table:table-cell office:value-type="string" calcext:value-type="string">
            <text:p>Bo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Bayesian occupancy grid for active sonar detection and localization of moving targets _ IEEE Conference Publication _ IEEE Xplore</text:p>
          </table:table-cell>
          <table:table-cell office:value-type="string" calcext:value-type="string">
            <text:p>Abstract on Occupancy Grid generation w/ Sonars</text:p>
          </table:table-cell>
          <table:table-cell office:value-type="string" calcext:value-type="string">
            <text:p>Should get real paper on thi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Dynamic Objec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Build Occupancy Map Using Simulation 3D Ultrasonic Sensor</text:p>
          </table:table-cell>
          <table:table-cell office:value-type="string" calcext:value-type="string">
            <text:p>Matlab example on using Sonars with Occupancy Grid</text:p>
          </table:table-cell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Occupancy Gri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VIEWED</text:p>
          </table:table-cell>
          <table:table-cell office:value-type="string" calcext:value-type="string">
            <text:p>burgard_em_mapping</text:p>
          </table:table-cell>
          <table:table-cell office:value-type="string" calcext:value-type="string">
            <text:p>Build fairly accurate global map with noisy odometry and sonar data</text:p>
          </table:table-cell>
          <table:table-cell/>
          <table:table-cell office:value-type="string" calcext:value-type="string">
            <text:p>Occupancy Grid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Motion Model</text:p>
          </table:table-cell>
          <table:table-cell office:value-type="string" calcext:value-type="string">
            <text:p>Probabilist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Feature Based Occupancy Grid Maps for Sonar Based Safe-Mapping</text:p>
          </table:table-cell>
          <table:table-cell office:value-type="string" calcext:value-type="string">
            <text:p>Feature based Occupancy Grid creation</text:p>
          </table:table-cell>
          <table:table-cell/>
          <table:table-cell office:value-type="string" calcext:value-type="string">
            <text:p>Occupancy Grid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Sensor Model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How an ultrasonic sensor works _ Sensor Partners</text:p>
          </table:table-cell>
          <table:table-cell office:value-type="string" calcext:value-type="string">
            <text:p>Review of Sonar applications</text:p>
          </table:table-cell>
          <table:table-cell/>
          <table:table-cell office:value-type="string" calcext:value-type="string">
            <text:p>Sonar</text:p>
          </table:table-cell>
          <table:table-cell office:value-type="string" calcext:value-type="string">
            <text:p>Appl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Introduction-to-GNU-Octave</text:p>
          </table:table-cell>
          <table:table-cell office:value-type="string" calcext:value-type="string">
            <text:p>GNU-Octave Programming Guide</text:p>
          </table:table-cell>
          <table:table-cell/>
          <table:table-cell office:value-type="string" calcext:value-type="string">
            <text:p>Octave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Programming Manu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nav_msgs_OccupancyGrid Documentation</text:p>
          </table:table-cell>
          <table:table-cell office:value-type="string" calcext:value-type="string">
            <text:p>message definition</text:p>
          </table:table-cell>
          <table:table-cell/>
          <table:table-cell office:value-type="string" calcext:value-type="string">
            <text:p>Message Spe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Occupancy grids building by sonar and mobile robot - ScienceDirect</text:p>
          </table:table-cell>
          <table:table-cell office:value-type="string" calcext:value-type="string">
            <text:p>Summary of paper on building occupancy grid with sonars</text:p>
          </table:table-cell>
          <table:table-cell office:value-type="string" calcext:value-type="string">
            <text:p>Should get real paper on thi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Occupancy Gri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Octave Programming Tutorial_Getting started - Wikibooks, open books for an open world</text:p>
          </table:table-cell>
          <table:table-cell office:value-type="string" calcext:value-type="string">
            <text:p>Tutorial on Octave</text:p>
          </table:table-cell>
          <table:table-cell/>
          <table:table-cell office:value-type="string" calcext:value-type="string">
            <text:p>Octave</text:p>
          </table:table-cell>
          <table:table-cell office:value-type="string" calcext:value-type="string">
            <text:p>Tuto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2-EC-Edge-Module-REVD-Product-Guide-3.0</text:p>
          </table:table-cell>
          <table:table-cell office:value-type="string" calcext:value-type="string">
            <text:p>Hardware manual for Edge Module</text:p>
          </table:table-cell>
          <table:table-cell/>
          <table:table-cell office:value-type="string" calcext:value-type="string">
            <text:p>Hardware Manual</text:p>
          </table:table-cell>
          <table:table-cell office:value-type="string" calcext:value-type="string">
            <text:p>Bo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2X8C4M64P_Propeller-2-Spec-Sheet_20211013</text:p>
          </table:table-cell>
          <table:table-cell office:value-type="string" calcext:value-type="string">
            <text:p>Short Spec sheet for Propeller 2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Spec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arallax Spin2 Documentation v50</text:p>
          </table:table-cell>
          <table:table-cell office:value-type="string" calcext:value-type="string">
            <text:p>SPIN Programming Manual</text:p>
          </table:table-cell>
          <table:table-cell/>
          <table:table-cell office:value-type="string" calcext:value-type="string">
            <text:p>Spin</text:p>
          </table:table-cell>
          <table:table-cell office:value-type="string" calcext:value-type="string">
            <text:p>Programming Manu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ingCommunicationProtocol</text:p>
          </table:table-cell>
          <table:table-cell office:value-type="string" calcext:value-type="string">
            <text:p>Ping Sonar Timing Specification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Specific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VIEWED</text:p>
          </table:table-cell>
          <table:table-cell office:value-type="string" calcext:value-type="string">
            <text:p>Propeller-2-Hardware-Manual-20221101</text:p>
          </table:table-cell>
          <table:table-cell office:value-type="string" calcext:value-type="string">
            <text:p>Full hardware review of Propeller 2, Including Full Pin Mode documentation.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Hardware Manual</text:p>
          </table:table-cell>
          <table:table-cell office:value-type="string" calcext:value-type="string">
            <text:p>Spec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ropeller2-P2X8C4M64P-Datasheet-20221101</text:p>
          </table:table-cell>
          <table:table-cell office:value-type="string" calcext:value-type="string">
            <text:p>Propeller 2 Hardware Manual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Hardware Manual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Programming Manu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rviz_DisplayTypes_Map - ROS Wiki</text:p>
          </table:table-cell>
          <table:table-cell office:value-type="string" calcext:value-type="string">
            <text:p>rviz plugin</text:p>
          </table:table-cell>
          <table:table-cell/>
          <table:table-cell office:value-type="string" calcext:value-type="string">
            <text:p>rv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rviz_DisplayTypes_Range - ROS Wiki</text:p>
          </table:table-cell>
          <table:table-cell office:value-type="string" calcext:value-type="string">
            <text:p>rviz plugin</text:p>
          </table:table-cell>
          <table:table-cell/>
          <table:table-cell office:value-type="string" calcext:value-type="string">
            <text:p>rv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sensor_msgs_Range Documentation</text:p>
          </table:table-cell>
          <table:table-cell office:value-type="string" calcext:value-type="string">
            <text:p>message definition</text:p>
          </table:table-cell>
          <table:table-cell/>
          <table:table-cell office:value-type="string" calcext:value-type="string">
            <text:p>Message Spe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sensors-09-10217</text:p>
          </table:table-cell>
          <table:table-cell office:value-type="string" calcext:value-type="string">
            <text:p>Localication with Sonar Sensors and Particle Filter</text:p>
          </table:table-cell>
          <table:table-cell/>
          <table:table-cell office:value-type="string" calcext:value-type="string">
            <text:p>Sonar</text:p>
          </table:table-cell>
          <table:table-cell office:value-type="string" calcext:value-type="string">
            <text:p>Sensor Model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Simulation 3D Ultrasonic Sensor</text:p>
          </table:table-cell>
          <table:table-cell office:value-type="string" calcext:value-type="string">
            <text:p>Simulink module for Occupancy Grid with Sonar</text:p>
          </table:table-cell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Occupancy Grid</text:p>
          </table:table-cell>
          <table:table-cell office:value-type="string" calcext:value-type="string">
            <text:p>Simulink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VIEWED</text:p>
          </table:table-cell>
          <table:table-cell office:value-type="string" calcext:value-type="string">
            <text:p>What is Ultrasonic Sensor_ Working Principle &amp; Applications – Robocraze</text:p>
          </table:table-cell>
          <table:table-cell office:value-type="string" calcext:value-type="string">
            <text:p>Background on general ultrasonic sensor. <text:s/></text:p>
          </table:table-cell>
          <table:table-cell office:value-type="string" calcext:value-type="string">
            <text:p>Has a typo about “propogation travels faster than light”, but does this mean travels faster than sound?</text:p>
          </table:table-cell>
          <table:table-cell office:value-type="string" calcext:value-type="string">
            <text:p>HC-SR04 Sonar</text:p>
          </table:table-cell>
          <table:table-cell office:value-type="string" calcext:value-type="string">
            <text:p>Sonar Principles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gs.A1:Tags.B30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Review.A1:Review.L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0:53:21.381516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07:18:06.828208411</meta:creation-date>
    <meta:generator>LibreOffice/7.6.7.2$Linux_X86_64 LibreOffice_project/60$Build-2</meta:generator>
    <dc:date>2025-03-16T18:00:23.397173534</dc:date>
    <meta:editing-duration>PT13H56M6S</meta:editing-duration>
    <meta:editing-cycles>45</meta:editing-cycles>
    <meta:document-statistic meta:table-count="2" meta:cell-count="210" meta:object-count="0"/>
  </office:meta>
</office:document-meta>
</file>